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2" svg:font-family="Calibri"/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-color="#ff0000" draw:textarea-horizontal-align="justify" draw:textarea-vertical-align="middle" draw:auto-grow-height="false" fo:min-height="5.308cm" fo:min-width="5.058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" style:family="graphic" style:parent-style-name="standard">
      <style:graphic-properties draw:stroke="solid" svg:stroke-width="0.079cm" svg:stroke-color="#008000" draw:stroke-linejoin="miter" svg:stroke-linecap="butt" draw:fill="solid" draw:fill-color="#66cdaa" draw:textarea-vertical-align="middle" draw:auto-grow-height="false" draw:fit-to-size="false" style:shrink-to-fit="false" fo:min-height="5.408cm" fo:min-width="5.158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pr1" style:family="presentation" style:parent-style-name="Blank-notes">
      <style:graphic-properties draw:fill-color="#ffffff" fo:min-height="13.364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66cdaa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OwnForbidden" draw:style-name="gr1" draw:text-style-name="P1" draw:layer="layout" svg:width="8cm" svg:height="8cm" svg:x="2cm" svg:y="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" draw:text-style-name="P2" draw:layer="layout" svg:width="8.372cm" svg:height="1.673cm" svg:x="1.997cm" svg:y="11.012cm">
          <draw:text-box>
            <text:p>Our own shape from category “Symbol shapes”</text:p>
          </draw:text-box>
        </draw:frame>
        <draw:frame draw:style-name="gr3" draw:text-style-name="P2" draw:layer="layout" svg:width="7.943cm" svg:height="1.673cm" svg:x="13.033cm" svg:y="10.964cm">
          <draw:text-box>
            <text:p>Shape with copy&amp;paste from pptx-file</text:p>
          </draw:text-box>
        </draw:frame>
        <draw:custom-shape draw:name="&quot;Not Allowed&quot; Symbol 1" draw:style-name="gr4" draw:text-style-name="P3" draw:layer="layout" svg:width="8cm" svg:height="8cm" svg:x="14cm" svg:y="2cm">
          <text:p/>
          <draw:enhanced-geometry draw:mirror-horizontal="false" draw:mirror-vertical="false" draw:text-areas="?f33 ?f35 ?f34 ?f36" svg:viewBox="0 0 0 0" draw:type="ooxml-noSmoking" draw:modifiers="13148.3564554431" draw:enhanced-path="M 0 ?f27 Z M ?f3 ?f5 Z M ?f43 ?f44 Z N" drawooo:enhanced-path="M 0 ?f27 G ?f3 ?f5 ?f39 ?f40 ?f3 ?f5 ?f41 ?f42 ?f3 ?f5 ?f43 ?f44 ?f3 ?f5 ?f45 ?f46 Z M ?f26 ?f28 G ?f4 ?f6 ?f47 ?f48 Z M ?f29 ?f30 G ?f4 ?f6 ?f49 ?f5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(10800000*atan2(logheight,logwidth))/pi"/>
            <draw:equation draw:name="f8" draw:formula="?f6 *cos(pi*(?f7 )/10800000)"/>
            <draw:equation draw:name="f9" draw:formula="?f4 *sin(pi*(?f7 )/10800000)"/>
            <draw:equation draw:name="f10" draw:formula="sqrt(?f8 *?f8 +?f9 *?f9 +0*0)"/>
            <draw:equation draw:name="f11" draw:formula="?f4 *?f6 /?f10 "/>
            <draw:equation draw:name="f12" draw:formula="?f2 *1/2"/>
            <draw:equation draw:name="f13" draw:formula="(10800000*atan2(?f12 ,?f11 ))/pi"/>
            <draw:equation draw:name="f14" draw:formula="?f13 *2/1"/>
            <draw:equation draw:name="f15" draw:formula="-10800000+?f14 -0"/>
            <draw:equation draw:name="f16" draw:formula="(10800000*atan2(logheight,logwidth))/pi"/>
            <draw:equation draw:name="f17" draw:formula="?f16 +0-?f13 "/>
            <draw:equation draw:name="f18" draw:formula="?f17 +0-10800000"/>
            <draw:equation draw:name="f19" draw:formula="?f6 *cos(pi*(?f17 )/10800000)"/>
            <draw:equation draw:name="f20" draw:formula="?f4 *sin(pi*(?f17 )/10800000)"/>
            <draw:equation draw:name="f21" draw:formula="sqrt(?f19 *?f19 +?f20 *?f20 +0*0)"/>
            <draw:equation draw:name="f22" draw:formula="?f4 *?f6 /?f21 "/>
            <draw:equation draw:name="f23" draw:formula="?f22 *cos(pi*(?f17 )/10800000)"/>
            <draw:equation draw:name="f24" draw:formula="?f22 *sin(pi*(?f17 )/10800000)"/>
            <draw:equation draw:name="f25" draw:formula="logwidth/2"/>
            <draw:equation draw:name="f26" draw:formula="?f25 +?f23 -0"/>
            <draw:equation draw:name="f27" draw:formula="logheight/2"/>
            <draw:equation draw:name="f28" draw:formula="?f27 +?f24 -0"/>
            <draw:equation draw:name="f29" draw:formula="?f25 +0-?f23 "/>
            <draw:equation draw:name="f30" draw:formula="?f27 +0-?f24 "/>
            <draw:equation draw:name="f31" draw:formula="?f3 *cos(pi*(2700000)/10800000)"/>
            <draw:equation draw:name="f32" draw:formula="?f5 *sin(pi*(2700000)/10800000)"/>
            <draw:equation draw:name="f33" draw:formula="?f25 +0-?f31 "/>
            <draw:equation draw:name="f34" draw:formula="?f25 +?f31 -0"/>
            <draw:equation draw:name="f35" draw:formula="?f27 +0-?f32 "/>
            <draw:equation draw:name="f36" draw:formula="?f27 +?f32 -0"/>
            <draw:equation draw:name="f37" draw:formula="logheight"/>
            <draw:equation draw:name="f38" draw:formula="logwidth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0)/60000.0"/>
            <draw:equation draw:name="f44" draw:formula="(5400000)/60000.0"/>
            <draw:equation draw:name="f45" draw:formula="(5400000)/60000.0"/>
            <draw:equation draw:name="f46" draw:formula="(5400000)/60000.0"/>
            <draw:equation draw:name="f47" draw:formula="(?f17 )/60000.0"/>
            <draw:equation draw:name="f48" draw:formula="(?f15 )/60000.0"/>
            <draw:equation draw:name="f49" draw:formula="(?f18 )/60000.0"/>
            <draw:equation draw:name="f50" draw:formula="(?f15 )/60000.0"/>
            <draw:handle draw:handle-position="?f2 ?f27" draw:handle-radius-range-maximum="50000" draw:handle-radius-range-minimum="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2" svg:font-family="Calibri"/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3.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3.5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3.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6.7999992370605pt" fo:letter-spacing="normal" fo:font-style="normal" style:text-underline-style="none" fo:font-weight="normal" style:font-size-asian="16.7999992370605pt" style:font-style-asian="normal" style:font-weight-asian="normal" style:font-size-complex="16.7999992370605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5.1000003814697pt" fo:letter-spacing="normal" fo:font-style="normal" style:text-underline-style="none" fo:font-weight="normal" style:font-size-asian="15.1000003814697pt" style:font-style-asian="normal" style:font-weight-asian="normal" style:font-size-complex="15.1000003814697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5.1000003814697pt" fo:letter-spacing="normal" fo:font-style="normal" style:text-underline-style="none" fo:font-weight="normal" style:font-size-asian="15.1000003814697pt" style:font-style-asian="normal" style:font-weight-asian="normal" style:font-size-complex="15.1000003814697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.002cm" fo:page-height="15.99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1.6cm" svg:height="2.67cm" svg:x="1.2cm" svg:y="0.638cm" presentation:class="title" presentation:placeholder="true">
        <draw:text-box/>
      </draw:frame>
      <draw:frame presentation:style-name="Blank-outline1" draw:layer="backgroundobjects" svg:width="21.6cm" svg:height="9.277cm" svg:x="1.2cm" svg:y="3.743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EmptyFromPP</dc:title>
    <meta:editing-cycles>4</meta:editing-cycles>
    <meta:creation-date>2019-10-09T21:37:06.886000000</meta:creation-date>
    <meta:editing-duration>PT8M56S</meta:editing-duration>
    <meta:generator>forCommit/6.4.0.0.alpha0$Windows_X86_64 LibreOffice_project/d6b38982f24ea230badd5aff52f179b25670d4c8</meta:generator>
    <meta:initial-creator>Regina Henschel</meta:initial-creator>
    <dc:date>2019-10-09T21:56:41.937000000</dc:date>
    <dc:creator>Regina Henschel</dc:creator>
    <meta:document-statistic meta:object-count="2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EmptyFromPP" xlink:href="../../Apps/LOtb42_noOpenGL_user/user/template/EmptyFromPP.otp" meta:date="2019-10-09T21:37:06.480000000"/>
  </office:meta>
</office:document-meta>
</file>